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17d360" officeooo:paragraph-rsid="0017d360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60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Nutzerstudie Serverinfrastruktur 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Systemadministrator möchte die App einem Testlauf unterziehen. Die App lässt sich auf ein unabhängiges System übertragen und wird durch eine Nutzerstudie evaluiert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4226705011" text:style-name="L1">
              <text:list-item>
                <text:p text:style-name="P3">Die Infrastruktur ermöglicht, dass sich Nutzer über das Internet einloggen können.</text:p>
              </text:list-item>
              <text:list-item>
                <text:p text:style-name="P3">Die App ist auf einem Debian 8 Betriebssystem ausführbar.</text:p>
              </text:list-item>
              <text:list-item>
                <text:p text:style-name="P3">Alle nötigen Erweiterungen lassen sich einfach installieren.</text:p>
              </text:list-item>
              <text:list-item>
                <text:p text:style-name="P3">Es gibt ein Script, was die Installation automatisiert.</text:p>
              </text:list-item>
              <text:list-item>
                <text:p text:style-name="P3">Nutzer können auf die App zugreifen und mit ihr arbeite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0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0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2:01:00Z</meta:creation-date>
    <dc:date>2019-03-28T18:42:38.213000000</dc:date>
    <meta:editing-cycles>3</meta:editing-cycles>
    <meta:editing-duration>PT7S</meta:editing-duration>
    <meta:document-statistic meta:table-count="1" meta:image-count="0" meta:object-count="0" meta:page-count="1" meta:paragraph-count="23" meta:word-count="97" meta:character-count="683" meta:non-whitespace-character-count="611"/>
    <meta:template xlink:type="simple" xlink:actuate="onRequest" xlink:title="" xlink:href="Normal.dotm"/>
  </office:meta>
</office:document-meta>
</file>